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winkel des strahls grad</text:p>
          </table:table-cell>
          <table:table-cell table:style-name="ce1" office:value-type="string">
            <text:p><text:span text:style-name="T1">winkel laser</text:span></text:p>
          </table:table-cell>
          <table:table-cell office:value-type="string">
            <text:p>winkel detektor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  <table:table-cell office:value-type="string">
            <text:p>Off-Set</text:p>
          </table:table-cell>
          <table:table-cell office:value-type="string">
            <text:p>kommentar</text:p>
          </table:table-cell>
          <table:table-cell office:value-type="string">
            <text:p>imaxb</text:p>
          </table:table-cell>
          <table:table-cell office:value-type="string">
            <text:p>iminb</text:p>
          </table:table-cell>
          <table:table-cell office:value-type="string">
            <text:p>andere daten</text:p>
          </table:table-cell>
          <table:table-cell/>
          <table:table-cell office:value-type="string">
            <text:p>Kontrast</text:p>
          </table:table-cell>
        </table:table-row>
        <table:table-row table:style-name="ro1">
          <table:table-cell table:formula="of:=ABS([.B2]-[.C2])/2" office:value-type="float" office:value="20">
            <text:p>20</text:p>
          </table:table-cell>
          <table:table-cell office:value-type="float" office:value="-45">
            <text:p>-45</text:p>
          </table:table-cell>
          <table:table-cell office:value-type="float" office:value="-5">
            <text:p>-5</text:p>
          </table:table-cell>
          <table:table-cell office:value-type="float" office:value="-0.008">
            <text:p>-0,008</text:p>
          </table:table-cell>
          <table:table-cell office:value-type="float" office:value="-0.114">
            <text:p>-0,114</text:p>
          </table:table-cell>
          <table:table-cell office:value-type="float" office:value="-2.907">
            <text:p>-2,907</text:p>
          </table:table-cell>
          <table:table-cell office:value-type="string">
            <text:p>detektor bei 5 laser bei 45</text:p>
          </table:table-cell>
          <table:table-cell table:formula="of:=-1*[.F2]-[.D2]" office:value-type="float" office:value="2.915">
            <text:p>2,915</text:p>
          </table:table-cell>
          <table:table-cell table:formula="of:=-1*[.F2]-[.E2]" office:value-type="float" office:value="3.021">
            <text:p>3,021</text:p>
          </table:table-cell>
          <table:table-cell office:value-type="string">
            <text:p>step size 0,02, analyzer a gleich 306 grad, s-polarisiert</text:p>
          </table:table-cell>
          <table:table-cell/>
          <table:table-cell table:formula="of:=([.H2]-[.I2])/([.H2]+[.I2])" office:value-type="float" office:value="-0.0178571428571428">
            <text:p>-0,0178571429</text:p>
          </table:table-cell>
        </table:table-row>
        <table:table-row table:style-name="ro1">
          <table:table-cell table:formula="of:=ABS([.B3]-[.C3])/2" office:value-type="float" office:value="22.5">
            <text:p>22,5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-0.295">
            <text:p>-0,295</text:p>
          </table:table-cell>
          <table:table-cell office:value-type="float" office:value="-0.409">
            <text:p>-0,409</text:p>
          </table:table-cell>
          <table:table-cell office:value-type="float" office:value="-2.907">
            <text:p>-2,907</text:p>
          </table:table-cell>
          <table:table-cell/>
          <table:table-cell table:formula="of:=-1*[.F3]-[.D3]" office:value-type="float" office:value="3.202">
            <text:p>3,202</text:p>
          </table:table-cell>
          <table:table-cell table:formula="of:=-1*[.F3]-[.E3]" office:value-type="float" office:value="3.316">
            <text:p>3,316</text:p>
          </table:table-cell>
          <table:table-cell table:number-columns-repeated="2"/>
          <table:table-cell table:formula="of:=([.H3]-[.I3])/([.H3]+[.I3])" office:value-type="float" office:value="-0.0174900276158331">
            <text:p>-0,0174900276</text:p>
          </table:table-cell>
        </table:table-row>
        <table:table-row table:style-name="ro1">
          <table:table-cell table:formula="of:=ABS([.B4]-[.C4])/2" office:value-type="float" office:value="25">
            <text:p>25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-0.146">
            <text:p>-0,146</text:p>
          </table:table-cell>
          <table:table-cell office:value-type="float" office:value="-0.278">
            <text:p>-0,278</text:p>
          </table:table-cell>
          <table:table-cell office:value-type="float" office:value="-2.907">
            <text:p>-2,907</text:p>
          </table:table-cell>
          <table:table-cell/>
          <table:table-cell table:formula="of:=-1*[.F4]-[.D4]" office:value-type="float" office:value="3.053">
            <text:p>3,053</text:p>
          </table:table-cell>
          <table:table-cell table:formula="of:=-1*[.F4]-[.E4]" office:value-type="float" office:value="3.185">
            <text:p>3,185</text:p>
          </table:table-cell>
          <table:table-cell table:number-columns-repeated="2"/>
          <table:table-cell table:formula="of:=([.H4]-[.I4])/([.H4]+[.I4])" office:value-type="float" office:value="-0.0211606284065406">
            <text:p>-0,0211606284</text:p>
          </table:table-cell>
        </table:table-row>
        <table:table-row table:style-name="ro1">
          <table:table-cell table:formula="of:=ABS([.B5]-[.C5])/2" office:value-type="float" office:value="27.5">
            <text:p>27,5</text:p>
          </table:table-cell>
          <table:table-cell office:value-type="float" office:value="-45">
            <text:p>-45</text:p>
          </table:table-cell>
          <table:table-cell office:value-type="float" office:value="10">
            <text:p>10</text:p>
          </table:table-cell>
          <table:table-cell office:value-type="float" office:value="-0.091">
            <text:p>-0,091</text:p>
          </table:table-cell>
          <table:table-cell office:value-type="float" office:value="-0.235">
            <text:p>-0,235</text:p>
          </table:table-cell>
          <table:table-cell table:style-name="ce1" office:value-type="float" office:value="-2.907">
            <text:p>-2,907</text:p>
          </table:table-cell>
          <table:table-cell/>
          <table:table-cell table:formula="of:=-1*[.F5]-[.D5]" office:value-type="float" office:value="2.998">
            <text:p>2,998</text:p>
          </table:table-cell>
          <table:table-cell table:formula="of:=-1*[.F5]-[.E5]" office:value-type="float" office:value="3.142">
            <text:p>3,142</text:p>
          </table:table-cell>
          <table:table-cell table:number-columns-repeated="2"/>
          <table:table-cell table:formula="of:=([.H5]-[.I5])/([.H5]+[.I5])" office:value-type="float" office:value="-0.0234527687296416">
            <text:p>-0,0234527687</text:p>
          </table:table-cell>
        </table:table-row>
        <table:table-row table:style-name="ro1">
          <table:table-cell table:formula="of:=ABS([.B6]-[.C6])/2" office:value-type="float" office:value="30">
            <text:p>30</text:p>
          </table:table-cell>
          <table:table-cell office:value-type="float" office:value="-45">
            <text:p>-45</text:p>
          </table:table-cell>
          <table:table-cell office:value-type="float" office:value="15">
            <text:p>15</text:p>
          </table:table-cell>
          <table:table-cell office:value-type="float" office:value="-0.257">
            <text:p>-0,257</text:p>
          </table:table-cell>
          <table:table-cell office:value-type="float" office:value="-0.404">
            <text:p>-0,404</text:p>
          </table:table-cell>
          <table:table-cell office:value-type="float" office:value="-2.907">
            <text:p>-2,907</text:p>
          </table:table-cell>
          <table:table-cell office:value-type="string">
            <text:p>nach labview absturz</text:p>
          </table:table-cell>
          <table:table-cell table:formula="of:=-1*[.F6]-[.D6]" office:value-type="float" office:value="3.164">
            <text:p>3,164</text:p>
          </table:table-cell>
          <table:table-cell table:formula="of:=-1*[.F6]-[.E6]" office:value-type="float" office:value="3.311">
            <text:p>3,311</text:p>
          </table:table-cell>
          <table:table-cell table:number-columns-repeated="2"/>
          <table:table-cell table:formula="of:=([.H6]-[.I6])/([.H6]+[.I6])" office:value-type="float" office:value="-0.0227027027027027">
            <text:p>-0,0227027027</text:p>
          </table:table-cell>
        </table:table-row>
        <table:table-row table:style-name="ro1">
          <table:table-cell table:formula="of:=ABS([.B7]-[.C7])/2" office:value-type="float" office:value="32.5">
            <text:p>32,5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float" office:value="-0.218">
            <text:p>-0,218</text:p>
          </table:table-cell>
          <table:table-cell office:value-type="float" office:value="-0.379">
            <text:p>-0,379</text:p>
          </table:table-cell>
          <table:table-cell office:value-type="float" office:value="-2.907">
            <text:p>-2,907</text:p>
            <draw:frame table:end-cell-address="Tabelle1.J22" table:end-x="0.25cm" table:end-y="0.318cm" draw:z-index="0" draw:style-name="gr1" svg:width="8.001cm" svg:height="6.986cm" svg:x="1.282cm" svg:y="0.08cm">
              <draw:object draw:notify-on-update-of-ranges="Tabelle1.A2:Tabelle1.A13 Tabelle1.L2:Tabelle1.L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formula="of:=-1*[.F7]-[.D7]" office:value-type="float" office:value="3.125">
            <text:p>3,125</text:p>
          </table:table-cell>
          <table:table-cell table:formula="of:=-1*[.F7]-[.E7]" office:value-type="float" office:value="3.286">
            <text:p>3,286</text:p>
          </table:table-cell>
          <table:table-cell table:number-columns-repeated="2"/>
          <table:table-cell table:formula="of:=([.H7]-[.I7])/([.H7]+[.I7])" office:value-type="float" office:value="-0.0251130868819217">
            <text:p>-0,0251130869</text:p>
          </table:table-cell>
        </table:table-row>
        <table:table-row table:style-name="ro1">
          <table:table-cell table:formula="of:=ABS([.B8]-[.C8])/2" office:value-type="float" office:value="35">
            <text:p>35</text:p>
          </table:table-cell>
          <table:table-cell office:value-type="float" office:value="-45">
            <text:p>-45</text:p>
          </table:table-cell>
          <table:table-cell office:value-type="float" office:value="25">
            <text:p>25</text:p>
          </table:table-cell>
          <table:table-cell office:value-type="float" office:value="-0.132">
            <text:p>-0,132</text:p>
          </table:table-cell>
          <table:table-cell office:value-type="float" office:value="-0.305">
            <text:p>-0,305</text:p>
          </table:table-cell>
          <table:table-cell office:value-type="float" office:value="-2.907">
            <text:p>-2,907</text:p>
          </table:table-cell>
          <table:table-cell/>
          <table:table-cell table:formula="of:=-1*[.F8]-[.D8]" office:value-type="float" office:value="3.039">
            <text:p>3,039</text:p>
          </table:table-cell>
          <table:table-cell table:formula="of:=-1*[.F8]-[.E8]" office:value-type="float" office:value="3.212">
            <text:p>3,212</text:p>
          </table:table-cell>
          <table:table-cell table:number-columns-repeated="2"/>
          <table:table-cell table:formula="of:=([.H8]-[.I8])/([.H8]+[.I8])" office:value-type="float" office:value="-0.0276755719084946">
            <text:p>-0,0276755719</text:p>
          </table:table-cell>
        </table:table-row>
        <table:table-row table:style-name="ro1">
          <table:table-cell table:formula="of:=ABS([.B9]-[.C9])/2" office:value-type="float" office:value="37.5">
            <text:p>37,5</text:p>
          </table:table-cell>
          <table:table-cell office:value-type="float" office:value="-45">
            <text:p>-45</text:p>
          </table:table-cell>
          <table:table-cell office:value-type="float" office:value="30">
            <text:p>30</text:p>
          </table:table-cell>
          <table:table-cell office:value-type="float" office:value="-0.053">
            <text:p>-0,053</text:p>
          </table:table-cell>
          <table:table-cell office:value-type="float" office:value="-0.241">
            <text:p>-0,241</text:p>
          </table:table-cell>
          <table:table-cell office:value-type="float" office:value="-2.907">
            <text:p>-2,907</text:p>
          </table:table-cell>
          <table:table-cell/>
          <table:table-cell table:formula="of:=-1*[.F9]-[.D9]" office:value-type="float" office:value="2.96">
            <text:p>2,96</text:p>
          </table:table-cell>
          <table:table-cell table:formula="of:=-1*[.F9]-[.E9]" office:value-type="float" office:value="3.148">
            <text:p>3,148</text:p>
          </table:table-cell>
          <table:table-cell table:number-columns-repeated="2"/>
          <table:table-cell table:formula="of:=([.H9]-[.I9])/([.H9]+[.I9])" office:value-type="float" office:value="-0.0307793058284218">
            <text:p>-0,0307793058</text:p>
          </table:table-cell>
        </table:table-row>
        <table:table-row table:style-name="ro1">
          <table:table-cell table:formula="of:=ABS([.B10]-[.C10])/2" office:value-type="float" office:value="40">
            <text:p>40</text:p>
          </table:table-cell>
          <table:table-cell office:value-type="float" office:value="-45">
            <text:p>-45</text:p>
          </table:table-cell>
          <table:table-cell office:value-type="float" office:value="35">
            <text:p>35</text:p>
          </table:table-cell>
          <table:table-cell office:value-type="float" office:value="-0.027">
            <text:p>-0,027</text:p>
          </table:table-cell>
          <table:table-cell office:value-type="float" office:value="-0.226">
            <text:p>-0,226</text:p>
          </table:table-cell>
          <table:table-cell office:value-type="float" office:value="-2.907">
            <text:p>-2,907</text:p>
          </table:table-cell>
          <table:table-cell/>
          <table:table-cell table:formula="of:=-1*[.F10]-[.D10]" office:value-type="float" office:value="2.934">
            <text:p>2,934</text:p>
          </table:table-cell>
          <table:table-cell table:formula="of:=-1*[.F10]-[.E10]" office:value-type="float" office:value="3.133">
            <text:p>3,133</text:p>
          </table:table-cell>
          <table:table-cell table:number-columns-repeated="2"/>
          <table:table-cell table:formula="of:=([.H10]-[.I10])/([.H10]+[.I10])" office:value-type="float" office:value="-0.0328003955826603">
            <text:p>-0,0328003956</text:p>
          </table:table-cell>
        </table:table-row>
        <table:table-row table:style-name="ro1">
          <table:table-cell table:formula="of:=ABS([.B11]-[.C11])/2" office:value-type="float" office:value="42.5">
            <text:p>42,5</text:p>
          </table:table-cell>
          <table:table-cell office:value-type="float" office:value="-45">
            <text:p>-45</text:p>
          </table:table-cell>
          <table:table-cell office:value-type="float" office:value="40">
            <text:p>40</text:p>
          </table:table-cell>
          <table:table-cell office:value-type="float" office:value="-0.032">
            <text:p>-0,032</text:p>
          </table:table-cell>
          <table:table-cell office:value-type="float" office:value="-0.237">
            <text:p>-0,237</text:p>
          </table:table-cell>
          <table:table-cell office:value-type="float" office:value="-2.841">
            <text:p>-2,841</text:p>
          </table:table-cell>
          <table:table-cell/>
          <table:table-cell table:formula="of:=-1*[.F11]-[.D11]" office:value-type="float" office:value="2.873">
            <text:p>2,873</text:p>
          </table:table-cell>
          <table:table-cell table:formula="of:=-1*[.F11]-[.E11]" office:value-type="float" office:value="3.078">
            <text:p>3,078</text:p>
          </table:table-cell>
          <table:table-cell table:number-columns-repeated="2"/>
          <table:table-cell table:formula="of:=([.H11]-[.I11])/([.H11]+[.I11])" office:value-type="float" office:value="-0.0344479919341287">
            <text:p>-0,0344479919</text:p>
          </table:table-cell>
        </table:table-row>
        <table:table-row table:style-name="ro1">
          <table:table-cell table:formula="of:=ABS([.B12]-[.C12])/2"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0.142">
            <text:p>0,142</text:p>
          </table:table-cell>
          <table:table-cell office:value-type="float" office:value="-0.083">
            <text:p>-0,083</text:p>
          </table:table-cell>
          <table:table-cell office:value-type="float" office:value="-2.841">
            <text:p>-2,841</text:p>
          </table:table-cell>
          <table:table-cell/>
          <table:table-cell table:formula="of:=-1*[.F12]-[.D12]" office:value-type="float" office:value="2.699">
            <text:p>2,699</text:p>
          </table:table-cell>
          <table:table-cell table:formula="of:=-1*[.F12]-[.E12]" office:value-type="float" office:value="2.924">
            <text:p>2,924</text:p>
          </table:table-cell>
          <table:table-cell table:number-columns-repeated="2"/>
          <table:table-cell table:formula="of:=([.H12]-[.I12])/([.H12]+[.I12])" office:value-type="float" office:value="-0.040014227280811">
            <text:p>-0,0400142273</text:p>
          </table:table-cell>
        </table:table-row>
        <table:table-row table:style-name="ro1">
          <table:table-cell table:formula="of:=ABS([.B13]-[.C13])/2" office:value-type="float" office:value="47.5">
            <text:p>47,5</text:p>
          </table:table-cell>
          <table:table-cell office:value-type="float" office:value="-45">
            <text:p>-45</text:p>
          </table:table-cell>
          <table:table-cell office:value-type="float" office:value="50">
            <text:p>50</text:p>
          </table:table-cell>
          <table:table-cell office:value-type="float" office:value="-0.042">
            <text:p>-0,042</text:p>
          </table:table-cell>
          <table:table-cell office:value-type="float" office:value="-0.26">
            <text:p>-0,26</text:p>
          </table:table-cell>
          <table:table-cell office:value-type="float" office:value="-2.841">
            <text:p>-2,841</text:p>
          </table:table-cell>
          <table:table-cell/>
          <table:table-cell table:formula="of:=-1*[.F13]-[.D13]" office:value-type="float" office:value="2.883">
            <text:p>2,883</text:p>
          </table:table-cell>
          <table:table-cell table:formula="of:=-1*[.F13]-[.E13]" office:value-type="float" office:value="3.101">
            <text:p>3,101</text:p>
          </table:table-cell>
          <table:table-cell table:number-columns-repeated="2"/>
          <table:table-cell table:formula="of:=([.H13]-[.I13])/([.H13]+[.I13])" office:value-type="float" office:value="-0.0364304812834225">
            <text:p>-0,0364304813</text:p>
          </table:table-cell>
        </table:table-row>
        <table:table-row table:style-name="ro1">
          <table:table-cell table:formula="of:=ABS([.B14]-[.C14])/2" office:value-type="float" office:value="50">
            <text:p>50</text:p>
          </table:table-cell>
          <table:table-cell office:value-type="float" office:value="-45">
            <text:p>-45</text:p>
          </table:table-cell>
          <table:table-cell office:value-type="float" office:value="55">
            <text:p>55</text:p>
          </table:table-cell>
          <table:table-cell table:number-columns-repeated="3"/>
          <table:table-cell/>
          <table:table-cell table:formula="of:=-1*[.F14]-[.D14]" office:value-type="float" office:value="-0">
            <text:p>-0</text:p>
          </table:table-cell>
          <table:table-cell table:formula="of:=-1*[.F14]-[.E14]" office:value-type="float" office:value="-0">
            <text:p>-0</text:p>
          </table:table-cell>
          <table:table-cell table:number-columns-repeated="2"/>
          <table:table-cell table:formula="of:=([.H14]-[.I14])/([.H14]+[.I14])" office:value-type="float" office:value="0">
            <text:p>#DIV/0!</text:p>
          </table:table-cell>
        </table:table-row>
        <table:table-row table:style-name="ro1">
          <table:table-cell table:formula="of:=ABS([.B15]-[.C15])/2" office:value-type="float" office:value="52.5">
            <text:p>52,5</text:p>
          </table:table-cell>
          <table:table-cell office:value-type="float" office:value="-45">
            <text:p>-45</text:p>
          </table:table-cell>
          <table:table-cell office:value-type="float" office:value="60">
            <text:p>60</text:p>
          </table:table-cell>
          <table:table-cell table:number-columns-repeated="3"/>
          <table:table-cell/>
          <table:table-cell table:formula="of:=-1*[.F15]-[.D15]" office:value-type="float" office:value="-0">
            <text:p>-0</text:p>
          </table:table-cell>
          <table:table-cell table:formula="of:=-1*[.F15]-[.E15]" office:value-type="float" office:value="-0">
            <text:p>-0</text:p>
          </table:table-cell>
          <table:table-cell table:number-columns-repeated="2"/>
          <table:table-cell table:formula="of:=([.H15]-[.I15])/([.H15]+[.I15])" office:value-type="float" office:value="0">
            <text:p>#DIV/0!</text:p>
          </table:table-cell>
        </table:table-row>
        <table:table-row table:style-name="ro1">
          <table:table-cell table:formula="of:=ABS([.B16]-[.C16])/2" office:value-type="float" office:value="55">
            <text:p>55</text:p>
          </table:table-cell>
          <table:table-cell office:value-type="float" office:value="-45">
            <text:p>-45</text:p>
          </table:table-cell>
          <table:table-cell office:value-type="float" office:value="65">
            <text:p>65</text:p>
          </table:table-cell>
          <table:table-cell table:number-columns-repeated="3"/>
          <table:table-cell/>
          <table:table-cell table:formula="of:=-1*[.F16]-[.D16]" office:value-type="float" office:value="-0">
            <text:p>-0</text:p>
          </table:table-cell>
          <table:table-cell table:formula="of:=-1*[.F16]-[.E16]" office:value-type="float" office:value="-0">
            <text:p>-0</text:p>
          </table:table-cell>
          <table:table-cell table:number-columns-repeated="2"/>
          <table:table-cell table:formula="of:=([.H16]-[.I16])/([.H16]+[.I16])" office:value-type="float" office:value="0">
            <text:p>#DIV/0!</text:p>
          </table:table-cell>
        </table:table-row>
        <table:table-row table:style-name="ro1">
          <table:table-cell table:formula="of:=ABS([.B17]-[.C17])/2" office:value-type="float" office:value="57.5">
            <text:p>57,5</text:p>
          </table:table-cell>
          <table:table-cell office:value-type="float" office:value="-45">
            <text:p>-45</text:p>
          </table:table-cell>
          <table:table-cell office:value-type="float" office:value="70">
            <text:p>70</text:p>
          </table:table-cell>
          <table:table-cell table:number-columns-repeated="3"/>
          <table:table-cell/>
          <table:table-cell table:formula="of:=-1*[.F17]-[.D17]" office:value-type="float" office:value="-0">
            <text:p>-0</text:p>
          </table:table-cell>
          <table:table-cell table:formula="of:=-1*[.F17]-[.E17]" office:value-type="float" office:value="-0">
            <text:p>-0</text:p>
          </table:table-cell>
          <table:table-cell table:number-columns-repeated="2"/>
          <table:table-cell table:formula="of:=([.H17]-[.I17])/([.H17]+[.I17])" office:value-type="float" office:value="0">
            <text:p>#DIV/0!</text:p>
          </table:table-cell>
        </table:table-row>
        <table:table-row table:style-name="ro1">
          <table:table-cell table:formula="of:=ABS([.B18]-[.C18])/2" office:value-type="float" office:value="60">
            <text:p>60</text:p>
          </table:table-cell>
          <table:table-cell office:value-type="float" office:value="-45">
            <text:p>-45</text:p>
          </table:table-cell>
          <table:table-cell office:value-type="float" office:value="75">
            <text:p>75</text:p>
          </table:table-cell>
          <table:table-cell table:number-columns-repeated="3"/>
          <table:table-cell/>
          <table:table-cell table:formula="of:=-1*[.F18]-[.D18]" office:value-type="float" office:value="-0">
            <text:p>-0</text:p>
          </table:table-cell>
          <table:table-cell table:formula="of:=-1*[.F18]-[.E18]" office:value-type="float" office:value="-0">
            <text:p>-0</text:p>
          </table:table-cell>
          <table:table-cell table:number-columns-repeated="2"/>
          <table:table-cell table:formula="of:=([.H18]-[.I18])/([.H18]+[.I18])" office:value-type="float" office:value="0">
            <text:p>#DIV/0!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.11.2011</text:date>, <text:time>15:41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1-11-21T13:42:05</meta:creation-date>
    <dc:date>2011-11-21T15:41:14</dc:date>
    <dc:creator>Carolin Wille</dc:creator>
    <meta:editing-duration>PT01H59M10S</meta:editing-duration>
    <meta:editing-cycles>35</meta:editing-cycles>
    <meta:generator>OpenOffice.org/3.2$Unix OpenOffice.org_project/320m19$Build-9505</meta:generator>
    <meta:document-statistic meta:table-count="3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02cm" svg:height="6.987cm" xlink:href=".." chart:class="chart:scatter" chart:style-name="ch1">
        <chart:legend chart:legend-position="end" svg:x="6.16cm" svg:y="3.211cm" chart:style-name="ch2"/>
        <chart:plot-area chart:style-name="ch3" table:cell-range-address="Tabelle1.A2:Tabelle1.A13 Tabelle1.L2:Tabelle1.L13" svg:x="0.493cm" svg:y="0.349cm" svg:width="5.84cm" svg:height="6.5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3" chart:class="chart:scatter">
            <chart:domain table:cell-range-address="Tabelle1.A2:Tabelle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Tabelle1.A2:Tabelle1.A13">20</text:p>
              </table:table-cell>
              <table:table-cell office:value-type="float" office:value="-0.0178571428571428">
                <text:p text:id="Tabelle1.L2:Tabelle1.L13">-0.0178571428571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-0.0174900276158331">
                <text:p>-0.0174900276158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0.0211606284065406">
                <text:p>-0.0211606284065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-0.0234527687296416">
                <text:p>-0.023452768729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0.0227027027027027">
                <text:p>-0.0227027027027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">
                <text:p>32.5</text:p>
              </table:table-cell>
              <table:table-cell office:value-type="float" office:value="-0.0251130868819217">
                <text:p>-0.0251130868819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0.0276755719084946">
                <text:p>-0.027675571908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-0.0307793058284218">
                <text:p>-0.0307793058284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-0.0328003955826603">
                <text:p>-0.0328003955826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">
                <text:p>42.5</text:p>
              </table:table-cell>
              <table:table-cell office:value-type="float" office:value="-0.0344479919341287">
                <text:p>-0.034447991934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-0.040014227280811">
                <text:p>-0.040014227280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-0.0364304812834225">
                <text:p>-0.036430481283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